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2000010200002469000019336D173A0B.wmf"/>
  <manifest:file-entry manifest:media-type="image/png" manifest:full-path="Pictures/100002010000015A000000F2637205D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3.778cm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draw:fill="none" fo:min-height="7.073cm"/>
    </style:style>
    <style:style style:name="gr4" style:family="graphic" style:parent-style-name="standard" style:list-style-name="L4">
      <style:graphic-properties draw:stroke="none" draw:fill="none" fo:min-height="6.197cm"/>
    </style:style>
    <style:style style:name="gr5" style:family="graphic" style:parent-style-name="standard" style:list-style-name="L4">
      <style:graphic-properties draw:stroke="none" draw:fill="none" draw:fit-to-size="false" fo:min-height="9.84cm"/>
    </style:style>
    <style:style style:name="gr6" style:family="graphic" style:parent-style-name="standard">
      <style:graphic-properties draw:stroke="none" draw:fill="none" fo:min-height="6.096cm"/>
    </style:style>
    <style:style style:name="gr7" style:family="graphic" style:parent-style-name="standard">
      <style:graphic-properties draw:stroke="none" draw:fill="none" draw:fit-to-size="false" fo:min-height="5.968cm"/>
    </style:style>
    <style:style style:name="gr8" style:family="graphic" style:parent-style-name="standard" style:list-style-name="L4">
      <style:graphic-properties draw:stroke="none" draw:fill="none" fo:min-height="9.798cm"/>
    </style:style>
    <style:style style:name="gr9" style:family="graphic" style:parent-style-name="standard">
      <style:graphic-properties draw:stroke="none" draw:fill="none" fo:min-height="8.308cm"/>
    </style:style>
    <style:style style:name="gr10" style:family="graphic" style:parent-style-name="standard">
      <style:graphic-properties draw:stroke="none" draw:fill="none" fo:min-height="8.244cm"/>
    </style:style>
    <style:style style:name="gr11" style:family="graphic" style:parent-style-name="standard" style:list-style-name="L7">
      <style:graphic-properties draw:stroke="none" draw:fill="none" fo:min-height="7.344cm"/>
    </style:style>
    <style:style style:name="gr12" style:family="graphic" style:parent-style-name="standard">
      <style:graphic-properties draw:stroke="none" draw:fill="none" draw:fit-to-size="false" fo:min-height="10.964cm"/>
    </style:style>
    <style:style style:name="gr13" style:family="graphic" style:parent-style-name="standard">
      <style:graphic-properties draw:stroke="none" draw:fill="none" fo:min-height="10.96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55cm"/>
    </style:style>
    <style:style style:name="pr1" style:family="presentation" style:parent-style-name="Title_20_Slide-title" style:list-style-name="L8">
      <style:graphic-properties draw:stroke="none" draw:fill="none" draw:fill-color="#bbe0e3" draw:textarea-horizontal-align="justify" draw:textarea-vertical-align="middle" draw:auto-grow-height="true" draw:auto-grow-width="false" fo:min-height="5.83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shrink-to-fit" fo:min-height="12.408cm" fo:padding-top="0.125cm" fo:padding-bottom="0.125cm" fo:padding-left="0.25cm" fo:padding-right="0.25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title">
      <style:graphic-properties draw:auto-grow-height="true" fo:min-height="3.507cm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2.408cm" fo:padding-top="0.125cm" fo:padding-bottom="0.125cm" fo:padding-left="0.25cm" fo:padding-right="0.25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2.408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margin-left="0.008cm" fo:margin-right="0cm" fo:text-align="center" fo:text-indent="0cm" style:writing-mode="lr-tb" style:font-independent-line-spacing="true"/>
      <style:text-properties fo:color="#ffd320"/>
    </style:style>
    <style:style style:name="P3" style:family="paragraph">
      <style:paragraph-properties fo:text-align="center"/>
      <style:text-properties fo:color="#ffd320" fo:font-size="18pt" fo:font-weight="bold" style:font-weight-asian="bold" style:font-weight-complex="bold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/>
      <style:text-properties fo:font-size="18pt" style:font-size-asian="14pt" style:font-size-complex="14pt"/>
    </style:style>
    <style:style style:name="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7" style:family="paragraph">
      <style:paragraph-properties fo:text-align="center"/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8" style:family="paragraph">
      <style:paragraph-properties fo:margin-top="0cm" fo:margin-bottom="0.508cm" fo:line-height="100%"/>
    </style:style>
    <style:style style:name="P9" style:family="paragraph">
      <style:paragraph-properties fo:margin-top="0cm" fo:margin-bottom="0.508cm" fo:line-height="100%"/>
      <style:text-properties fo:font-family="'Liberation Sans'" style:font-family-generic="swiss" style:font-pitch="variable" fo:font-size="28pt" style:font-size-asian="28pt" style:font-size-complex="28pt"/>
    </style:style>
    <style:style style:name="P10" style:family="paragraph">
      <style:paragraph-properties fo:text-align="center"/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11" style:family="paragraph">
      <style:paragraph-properties fo:margin-top="0cm" fo:margin-bottom="0.508cm"/>
    </style:style>
    <style:style style:name="P12" style:family="paragraph">
      <style:paragraph-properties fo:margin-top="0cm" fo:margin-bottom="0.508cm"/>
      <style:text-properties fo:font-family="'Liberation Sans'" style:font-family-generic="swiss" style:font-pitch="variable" fo:font-size="28pt" style:font-size-asian="28pt" style:font-size-complex="28pt"/>
    </style:style>
    <style:style style:name="P13" style:family="paragraph">
      <style:paragraph-properties fo:margin-top="0cm" fo:margin-bottom="0.508cm"/>
      <style:text-properties fo:font-size="28pt" style:font-size-asian="28pt" style:font-size-complex="28pt"/>
    </style:style>
    <style:style style:name="P14" style:family="paragraph">
      <style:paragraph-properties fo:text-align="center"/>
      <style:text-properties fo:font-size="36pt" style:font-size-asian="36pt" style:font-size-complex="36pt"/>
    </style:style>
    <style:style style:name="P15" style:family="paragraph">
      <style:paragraph-properties fo:margin-top="0cm" fo:margin-bottom="0cm" fo:line-height="100%" fo:text-align="start" style:font-independent-line-spacing="true"/>
      <style:text-properties fo:font-size="18pt" style:font-size-asian="14pt" style:font-size-complex="14pt"/>
    </style:style>
    <style:style style:name="P16" style:family="paragraph">
      <style:paragraph-properties fo:margin-top="0cm" fo:margin-bottom="0.254cm"/>
    </style:style>
    <style:style style:name="P17" style:family="paragraph">
      <style:paragraph-properties fo:margin-top="0cm" fo:margin-bottom="0.254cm"/>
      <style:text-properties fo:font-size="28pt" style:font-size-asian="28pt" style:font-size-complex="28pt"/>
    </style:style>
    <style:style style:name="P18" style:family="paragraph">
      <style:paragraph-properties fo:margin-left="1.27cm" fo:margin-right="0cm" fo:line-height="100%" fo:text-align="center" fo:text-indent="-0.635cm"/>
    </style:style>
    <style:style style:name="P19" style:family="paragraph">
      <style:paragraph-properties fo:margin-left="1.27cm" fo:margin-right="0cm" fo:line-height="100%" fo:text-align="center" fo:text-indent="-0.635cm"/>
      <style:text-properties fo:color="#ff0000" fo:font-size="40pt" fo:font-style="normal" style:font-size-asian="40pt" style:font-style-asian="normal" style:font-size-complex="40pt" style:font-style-complex="normal"/>
    </style:style>
    <style:style style:name="P20" style:family="paragraph">
      <style:paragraph-properties fo:margin-left="1.27cm" fo:margin-right="0cm" fo:line-height="150%" fo:text-indent="-0.635cm"/>
    </style:style>
    <style:style style:name="P21" style:family="paragraph">
      <style:paragraph-properties fo:margin-left="1.27cm" fo:margin-right="0cm" fo:line-height="150%" fo:text-indent="-0.635cm"/>
      <style:text-properties fo:font-size="22pt" style:font-size-asian="22pt" style:font-size-complex="22pt"/>
    </style:style>
    <style:style style:name="P22" style:family="paragraph">
      <style:paragraph-properties fo:margin-top="0cm" fo:margin-bottom="0.508cm" fo:text-align="start"/>
      <style:text-properties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P23" style:family="paragraph">
      <style:paragraph-properties fo:margin-top="0cm" fo:margin-bottom="0.508cm" fo:text-align="start">
        <style:tab-stops>
          <style:tab-stop style:position="0cm"/>
        </style:tab-stops>
      </style:paragraph-properties>
      <style:text-properties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P24" style:family="paragraph">
      <style:paragraph-properties fo:margin-top="0cm" fo:margin-bottom="0.508cm" fo:text-align="start"/>
      <style:text-properties fo:font-family="'Liberation Sans'" style:font-family-generic="swiss" style:font-pitch="variable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25" style:family="paragraph">
      <style:paragraph-properties fo:margin-top="0cm" fo:margin-bottom="0.127cm">
        <style:tab-stops>
          <style:tab-stop style:position="0cm"/>
        </style:tab-stops>
      </style:paragraph-properties>
    </style:style>
    <style:style style:name="P26" style:family="paragraph">
      <style:paragraph-properties fo:margin-top="0cm" fo:margin-bottom="0.127cm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27" style:family="paragraph">
      <style:paragraph-properties fo:margin-top="0cm" fo:margin-bottom="0.254cm" fo:line-height="100%">
        <style:tab-stops>
          <style:tab-stop style:position="0cm"/>
        </style:tab-stops>
      </style:paragraph-properties>
    </style:style>
    <style:style style:name="P28" style:family="paragraph">
      <style:paragraph-properties fo:margin-left="1.27cm" fo:margin-right="0cm" fo:margin-top="0cm" fo:margin-bottom="0.254cm" fo:line-height="100%" fo:text-indent="-0.635cm">
        <style:tab-stops>
          <style:tab-stop style:position="1.27cm"/>
        </style:tab-stops>
      </style:paragraph-properties>
    </style:style>
    <style:style style:name="P29" style:family="paragraph">
      <style:paragraph-properties fo:margin-top="0cm" fo:margin-bottom="0.254cm" fo:line-height="100%">
        <style:tab-stops>
          <style:tab-stop style:position="0cm"/>
        </style:tab-stops>
      </style:paragraph-properties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" style:family="text">
      <style:text-properties fo:color="#ffd320" fo:font-size="40pt" fo:language="fr" fo:country="BE" style:font-size-asian="40pt" style:font-size-complex="40pt"/>
    </style:style>
    <style:style style:name="T2" style:family="text">
      <style:text-properties fo:color="#ffd320" fo:font-size="24pt" style:font-size-asian="24pt" style:font-size-complex="24pt"/>
    </style:style>
    <style:style style:name="T3" style:family="text">
      <style:text-properties fo:color="#ffd320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f5494" style:text-line-through-style="none" fo:font-family="Verdana" style:font-family-generic="swiss" style:font-pitch="variable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5" style:family="text"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7" style:family="text">
      <style:text-properties fo:color="#ff0000" fo:font-family="'Liberation Sans'" style:font-family-generic="swiss" style:font-pitch="variable" fo:font-size="28pt" style:font-size-asian="28pt" style:font-size-complex="28pt"/>
    </style:style>
    <style:style style:name="T8" style:family="text">
      <style:text-properties style:use-window-font-color="true" fo:font-family="'Liberation Sans'" style:font-family-generic="swiss" style:font-pitch="variable" fo:font-size="28pt" style:font-size-asian="28pt" style:font-size-complex="28pt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ff0000" fo:font-family="'Liberation Sans'" style:font-family-generic="swiss" style:font-pitch="variable" fo:font-size="28pt" style:font-family-asian="'DejaVu Sans'" style:font-style-name-asian="Book" style:font-family-generic-asian="swiss" style:font-size-asian="28pt" style:font-family-complex="'DejaVu Sans'" style:font-style-name-complex="Book" style:font-family-generic-complex="swiss" style:font-size-complex="28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ff0000" fo:font-size="28pt" style:font-size-asian="28pt" style:font-size-complex="28pt"/>
    </style:style>
    <style:style style:name="T13" style:family="text">
      <style:text-properties style:use-window-font-color="true" fo:font-size="28pt" style:font-size-asian="28pt" style:font-size-complex="28pt"/>
    </style:style>
    <style:style style:name="T14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5" style:family="text">
      <style:text-properties fo:color="#ff0000"/>
    </style:style>
    <style:style style:name="T16" style:family="text">
      <style:text-properties style:use-window-font-color="true"/>
    </style:style>
    <style:style style:name="T17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8" style:family="text">
      <style:text-properties style:use-window-font-color="tru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color="#ff0000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ff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2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3" style:family="text">
      <style:text-properties fo:color="#ff0000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color="#ff0000" fo:font-style="italic" style:font-style-asian="italic" style:font-style-complex="italic"/>
    </style:style>
    <style:style style:name="T27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8" style:family="text">
      <style:text-properties fo:color="#ff0000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9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(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prefix="(" style:num-suffix=")" style:num-format="a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  <text:list-style style:name="L8">
      <text:list-level-style-number text:level="1" style:num-format="">
        <style:list-level-properties/>
        <style:text-properties fo:color="#ffd6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presentation:style-name="pr1" draw:text-style-name="P2" draw:layer="layout" svg:width="27.659cm" svg:height="6.095cm" svg:x="-1.129cm" svg:y="5.144cm" presentation:class="title" presentation:user-transformed="true">
          <draw:text-box>
            <text:p text:style-name="P1"><text:span text:style-name="T1">Assessment for All (a4a)</text:span><text:span text:style-name="T1"><text:line-break/></text:span><text:span text:style-name="T2">(13/03/2012, JRC, Italy)</text:span></text:p>
          </draw:text-box>
        </draw:frame>
        <draw:frame draw:style-name="gr1" draw:text-style-name="P3" draw:layer="layout" svg:width="22.218cm" svg:height="4.028cm" svg:x="1.591cm" svg:y="13.186cm">
          <draw:text-box>
            <text:p text:style-name="P1"><text:span text:style-name="T3">Ernesto Jardim </text:span></text:p>
            <text:p text:style-name="P1"><text:span text:style-name="T3">Iago Mosqueira</text:span></text:p>
            <text:p text:style-name="P1"><text:span text:style-name="T3">Chato Osio</text:span></text:p>
            <text:p text:style-name="P1"><text:span text:style-name="T3">Colin Milar</text:span></text:p>
          </draw:text-box>
        </draw:frame>
        <presentation:notes draw:style-name="dp2">
          <draw:page-thumbnail draw:name="Slide Image Placeholder 1" draw:style-name="gr2" draw:layer="layout" svg:width="0cm" svg:height="0cm" svg:x="0cm" svg:y="0cm" draw:page-number="1" presentation:class="page"/>
          <draw:frame draw:name="Notes Placeholder 2" presentation:style-name="pr2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3" draw:text-style-name="P6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4" draw:text-style-name="P4" draw:layer="layout" svg:width="22.859cm" svg:height="2.601cm" svg:x="1.098cm" svg:y="5.122cm" presentation:class="title" presentation:user-transformed="true">
          <draw:text-box>
            <text:p/>
          </draw:text-box>
        </draw:frame>
        <draw:frame draw:name="Rectangle 3" presentation:style-name="pr5" draw:text-style-name="P4" draw:layer="layout" svg:width="22.859cm" svg:height="9.802cm" svg:x="1.27cm" svg:y="6.923cm" presentation:class="outline" presentation:user-transformed="true">
          <draw:text-box>
            <text:p/>
          </draw:text-box>
        </draw:frame>
        <draw:frame presentation:style-name="pr6" draw:text-style-name="P7" draw:layer="layout" svg:width="25.191cm" svg:height="3.507cm" svg:x="0.2cm" svg:y="2.638cm" presentation:class="title" presentation:user-transformed="true">
          <draw:text-box>
            <text:p text:style-name="P1"><text:span text:style-name="T5">Setting the scene</text:span></text:p>
          </draw:text-box>
        </draw:frame>
        <draw:frame draw:style-name="gr3" draw:text-style-name="P9" draw:layer="layout" svg:width="25.191cm" svg:height="9.567cm" svg:x="0.1cm" svg:y="6.647cm">
          <draw:text-box>
            <text:list text:style-name="L4">
              <text:list-item>
                <text:p text:style-name="P8"><text:span text:style-name="T6">DCF 2009 introduced the concept of “</text:span><text:span text:style-name="T7">concurrent sampling</text:span><text:span text:style-name="T6">” for metier related variables: </text:span><text:span text:style-name="T7">sampling all</text:span><text:span text:style-name="T6"> or a predefined assemblage of </text:span><text:span text:style-name="T7">species</text:span><text:span text:style-name="T6">, </text:span><text:span text:style-name="T7">simultaneously</text:span><text:span text:style-name="T6"> in a vessel's catches or landings (2008/949/EC, Annex, Chapter I, 1.b)</text:span></text:p>
              </text:list-item>
              <text:list-item>
                <text:p text:style-name="P8"><text:span text:style-name="T6">Sampling must be performed in order to evaluate the </text:span><text:span text:style-name="T8">quarterly </text:span><text:span text:style-name="T7">length</text:span><text:span text:style-name="T8"> distribution of species in the </text:span><text:span text:style-name="T7">catches</text:span><text:span text:style-name="T6">, and the </text:span><text:span text:style-name="T8">quarterly </text:span><text:span text:style-name="T7">volume of discards</text:span><text:span text:style-name="T6"> (B1.1.1).</text:span></text:p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0cm" svg:height="0cm" svg:x="0cm" svg:y="0cm" draw:page-number="2" presentation:class="page"/>
          <draw:frame draw:name="Notes Placeholder 2" presentation:style-name="pr7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6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4" draw:text-style-name="P4" draw:layer="layout" svg:width="22.859cm" svg:height="2.601cm" svg:x="1.098cm" svg:y="5.122cm" presentation:class="title" presentation:user-transformed="true">
          <draw:text-box>
            <text:p/>
          </draw:text-box>
        </draw:frame>
        <draw:frame draw:name="Rectangle 3" presentation:style-name="pr5" draw:text-style-name="P4" draw:layer="layout" svg:width="22.859cm" svg:height="9.802cm" svg:x="1.27cm" svg:y="6.923cm" presentation:class="outline" presentation:user-transformed="true">
          <draw:text-box>
            <text:p/>
          </draw:text-box>
        </draw:frame>
        <draw:frame presentation:style-name="pr6" draw:text-style-name="P10" draw:layer="layout" svg:width="25.191cm" svg:height="3.507cm" svg:x="0.2cm" svg:y="2.638cm" presentation:class="title" presentation:user-transformed="true">
          <draw:text-box>
            <text:p text:style-name="P1"><text:span text:style-name="T9">Setting the scene in numbers</text:span></text:p>
          </draw:text-box>
        </draw:frame>
        <draw:frame draw:style-name="gr4" draw:text-style-name="P12" draw:layer="layout" svg:width="25.392cm" svg:height="7.873cm" svg:x="-0.031cm" svg:y="7.015cm">
          <draw:text-box>
            <text:list text:style-name="L4">
              <text:list-item>
                <text:p text:style-name="P11"><text:span text:style-name="T6">In 2010 DCF costs were </text:span><text:span text:style-name="T7">57m </text:span><text:span text:style-name="T10">€</text:span></text:p>
              </text:list-item>
              <text:list-item>
                <text:p text:style-name="P11"><text:span text:style-name="T6">Biological parameters (growth &amp; reproduction) are being collected for </text:span><text:span text:style-name="T7">250+</text:span><text:span text:style-name="T6"> stocks in waters where European fleets operate.</text:span></text:p>
              </text:list-item>
              <text:list-item>
                <text:p text:style-name="P11"><text:span text:style-name="T6">The DCF reports make it difficult to evaluate the number of species each MS is sampling. </text:span></text:p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32.769cm" svg:height="32.769cm" svg:x="-32.768cm" svg:y="-32.768cm" draw:page-number="3" presentation:class="page"/>
          <draw:frame draw:name="Notes Placeholder 2" presentation:style-name="pr7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6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4" draw:text-style-name="P4" draw:layer="layout" svg:width="22.859cm" svg:height="2.601cm" svg:x="1.098cm" svg:y="5.122cm" presentation:class="title" presentation:user-transformed="true">
          <draw:text-box>
            <text:p/>
          </draw:text-box>
        </draw:frame>
        <draw:frame draw:name="Rectangle 3" presentation:style-name="pr5" draw:text-style-name="P4" draw:layer="layout" svg:width="22.859cm" svg:height="9.802cm" svg:x="1.27cm" svg:y="6.923cm" presentation:class="outline" presentation:user-transformed="true">
          <draw:text-box>
            <text:p/>
          </draw:text-box>
        </draw:frame>
        <draw:frame presentation:style-name="pr6" draw:text-style-name="P10" draw:layer="layout" svg:width="25.191cm" svg:height="3.507cm" svg:x="0.2cm" svg:y="2.638cm" presentation:class="title" presentation:user-transformed="true">
          <draw:text-box>
            <text:p text:style-name="P1"><text:span text:style-name="T9">Setting the scene worldwide</text:span></text:p>
          </draw:text-box>
        </draw:frame>
        <draw:frame draw:style-name="gr5" draw:text-style-name="P13" draw:layer="layout" svg:width="24.892cm" svg:height="11.176cm" svg:x="0.208cm" svg:y="5.912cm">
          <draw:text-box>
            <text:list text:style-name="L4">
              <text:list-item>
                <text:p text:style-name="P11"><text:span text:style-name="T11">US law requires </text:span><text:span text:style-name="T12">all federal fisheries</text:span><text:span text:style-name="T11"> to come up with</text:span><text:span text:style-name="T13"> </text:span><text:span text:style-name="T12">annual catch limits</text:span><text:span text:style-name="T11">, including appropriate </text:span><text:span text:style-name="T12">buffers</text:span><text:span text:style-name="T11"> to account for scientific and management </text:span><text:span text:style-name="T12">uncertainties</text:span><text:span text:style-name="T11">.</text:span></text:p>
              </text:list-item>
              <text:list-item>
                <text:p text:style-name="P11"><text:span text:style-name="T11">Beddington et.al (2007) show that intermediate data stocks that are not being assessed make up for </text:span><text:span text:style-name="T12">30%</text:span><text:span text:style-name="T11"> in the USA, </text:span><text:span text:style-name="T12">78%</text:span><text:span text:style-name="T11"> in New Zealand, </text:span><text:span text:style-name="T12">48%</text:span><text:span text:style-name="T11"> in Australia, </text:span><text:span text:style-name="T12">61%</text:span><text:span text:style-name="T11"> in the North-East Atlantic. </text:span></text:p>
              </text:list-item>
              <text:list-item>
                <text:p text:style-name="P11"><text:span text:style-name="T11">Roa (pers.comm.) states in Chile </text:span><text:span text:style-name="T12">65%</text:span><text:span text:style-name="T11"> of stocks are not assessed.</text:span></text:p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32.769cm" svg:height="32.769cm" svg:x="-32.768cm" svg:y="-32.768cm" draw:page-number="4" presentation:class="page"/>
          <draw:frame draw:name="Notes Placeholder 2" presentation:style-name="pr7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6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4" draw:text-style-name="P4" draw:layer="layout" svg:width="22.859cm" svg:height="2.601cm" svg:x="1.098cm" svg:y="5.122cm" presentation:class="title" presentation:user-transformed="true">
          <draw:text-box>
            <text:p/>
          </draw:text-box>
        </draw:frame>
        <draw:frame draw:name="Rectangle 3" presentation:style-name="pr5" draw:text-style-name="P4" draw:layer="layout" svg:width="22.859cm" svg:height="9.802cm" svg:x="1.27cm" svg:y="6.923cm" presentation:class="outline" presentation:user-transformed="true">
          <draw:text-box>
            <text:p/>
          </draw:text-box>
        </draw:frame>
        <draw:frame presentation:style-name="pr6" draw:text-style-name="P10" draw:layer="layout" svg:width="25.191cm" svg:height="3.507cm" svg:x="0.2cm" svg:y="2.638cm" presentation:class="title" presentation:user-transformed="true">
          <draw:text-box>
            <text:p text:style-name="P1"><text:span text:style-name="T9">So what ? (Miles </text:span><text:span text:style-name="T14">dixit</text:span><text:span text:style-name="T9">)</text:span></text:p>
          </draw:text-box>
        </draw:frame>
        <draw:frame draw:style-name="gr6" draw:text-style-name="P14" draw:layer="layout" svg:width="25.191cm" svg:height="6.346cm" svg:x="0.1cm" svg:y="8.316cm">
          <draw:text-box>
            <text:p text:style-name="P14">EU fisheries scientists will face the challenge of assessing <text:span text:style-name="T15">250+</text:span> stocks !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2" draw:layer="layout" svg:width="32.769cm" svg:height="32.769cm" svg:x="-32.768cm" svg:y="-32.768cm" draw:page-number="5" presentation:class="page"/>
          <draw:frame draw:name="Notes Placeholder 2" presentation:style-name="pr7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15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4" draw:text-style-name="P4" draw:layer="layout" svg:width="22.859cm" svg:height="2.601cm" svg:x="1.098cm" svg:y="5.122cm" presentation:class="title" presentation:user-transformed="true">
          <draw:text-box>
            <text:p/>
          </draw:text-box>
        </draw:frame>
        <draw:frame draw:name="Rectangle 3" presentation:style-name="pr5" draw:text-style-name="P4" draw:layer="layout" svg:width="22.859cm" svg:height="9.802cm" svg:x="1.27cm" svg:y="6.923cm" presentation:class="outline" presentation:user-transformed="true">
          <draw:text-box>
            <text:p/>
          </draw:text-box>
        </draw:frame>
        <draw:frame presentation:style-name="pr6" draw:text-style-name="P10" draw:layer="layout" svg:width="25.191cm" svg:height="3.507cm" svg:x="0.2cm" svg:y="2.638cm" presentation:class="title" presentation:user-transformed="true">
          <draw:text-box>
            <text:p text:style-name="P1"><text:span text:style-name="T9">Problem</text:span></text:p>
          </draw:text-box>
        </draw:frame>
        <draw:frame draw:style-name="gr7" draw:text-style-name="P14" draw:layer="layout" svg:width="24.892cm" svg:height="6.218cm" svg:x="0.208cm" svg:y="8.316cm">
          <draw:text-box>
            <text:p text:style-name="P14">Dealing with the assessment of these stocks will require a <text:span text:style-name="T15">change in mindset</text:span><text:span text:style-name="T16"> !!</text:span> </text:p>
          </draw:text-box>
        </draw:frame>
        <presentation:notes draw:style-name="dp2">
          <draw:page-thumbnail draw:name="Slide Image Placeholder 1" draw:style-name="gr2" draw:layer="layout" svg:width="32.769cm" svg:height="32.769cm" svg:x="-32.768cm" svg:y="-32.768cm" draw:page-number="6" presentation:class="page"/>
          <draw:frame draw:name="Notes Placeholder 2" presentation:style-name="pr7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6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4" draw:text-style-name="P4" draw:layer="layout" svg:width="22.859cm" svg:height="2.601cm" svg:x="1.098cm" svg:y="5.122cm" presentation:class="title" presentation:user-transformed="true">
          <draw:text-box>
            <text:p/>
          </draw:text-box>
        </draw:frame>
        <draw:frame draw:name="Rectangle 3" presentation:style-name="pr5" draw:text-style-name="P4" draw:layer="layout" svg:width="22.859cm" svg:height="9.802cm" svg:x="1.27cm" svg:y="6.923cm" presentation:class="outline" presentation:user-transformed="true">
          <draw:text-box>
            <text:p/>
          </draw:text-box>
        </draw:frame>
        <draw:frame presentation:style-name="pr6" draw:text-style-name="P10" draw:layer="layout" svg:width="25.191cm" svg:height="3.507cm" svg:x="0.2cm" svg:y="2.638cm" presentation:class="title" presentation:user-transformed="true">
          <draw:text-box>
            <text:p text:style-name="P1"><text:span text:style-name="T9">Opportunities</text:span></text:p>
          </draw:text-box>
        </draw:frame>
        <draw:frame draw:style-name="gr8" draw:text-style-name="P17" draw:layer="layout" svg:width="25.191cm" svg:height="13.293cm" svg:x="0.1cm" svg:y="5.446cm">
          <draw:text-box>
            <text:list text:style-name="L4">
              <text:list-item>
                <text:p text:style-name="P16"><text:span text:style-name="T11">Stock assessment as a </text:span><text:span text:style-name="T12">data generating</text:span><text:span text:style-name="T11"> engine</text:span></text:p>
              </text:list-item>
              <text:list-item>
                <text:p text:style-name="P16"><text:span text:style-name="T12">Massive data</text:span><text:span text:style-name="T11"> analysis</text:span></text:p>
              </text:list-item>
              <text:list-item>
                <text:p text:style-name="P16"><text:span text:style-name="T12">Multi*</text:span><text:span text:style-name="T11"> analysis</text:span></text:p>
              </text:list-item>
              <text:list-item>
                <text:p text:style-name="P16"><text:span text:style-name="T11">Advise for more species</text:span></text:p>
              </text:list-item>
              <text:list-item>
                <text:p text:style-name="P16"><text:span text:style-name="T12">Common</text:span><text:span text:style-name="T11"> stock assessment methodology</text:span></text:p>
              </text:list-item>
              <text:list-item>
                <text:p text:style-name="P16"><text:span text:style-name="T12">Comparative advise</text:span><text:span text:style-name="T11"> analysis</text:span></text:p>
              </text:list-item>
              <text:list-item>
                <text:p text:style-name="P16"><text:span text:style-name="T11">Direct input to policies like MSFD, MSP, IMP, CFP, etc</text:span></text:p>
              </text:list-item>
              <text:list-item>
                <text:p text:style-name="P16"><text:span text:style-name="T11">Contribute to Ecossystem Based Management</text:span></text:p>
              </text:list-item>
              <text:list-item>
                <text:p text:style-name="P16"><text:span text:style-name="T11">...</text:span></text:p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32.769cm" svg:height="32.769cm" svg:x="-32.768cm" svg:y="-32.768cm" draw:page-number="7" presentation:class="page"/>
          <draw:frame draw:name="Notes Placeholder 2" presentation:style-name="pr7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6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4" draw:text-style-name="P4" draw:layer="layout" svg:width="22.859cm" svg:height="2.601cm" svg:x="1.098cm" svg:y="5.122cm" presentation:class="title" presentation:user-transformed="true">
          <draw:text-box>
            <text:p/>
          </draw:text-box>
        </draw:frame>
        <draw:frame draw:name="Rectangle 3" presentation:style-name="pr5" draw:text-style-name="P4" draw:layer="layout" svg:width="22.859cm" svg:height="9.802cm" svg:x="1.27cm" svg:y="6.923cm" presentation:class="outline" presentation:user-transformed="true">
          <draw:text-box>
            <text:p/>
          </draw:text-box>
        </draw:frame>
        <draw:frame presentation:style-name="pr6" draw:text-style-name="P10" draw:layer="layout" svg:width="25.191cm" svg:height="3.507cm" svg:x="0.2cm" svg:y="2.638cm" presentation:class="title" presentation:user-transformed="true">
          <draw:text-box>
            <text:p text:style-name="P1"><text:span text:style-name="T9">a4a initiative</text:span></text:p>
          </draw:text-box>
        </draw:frame>
        <draw:frame draw:style-name="gr9" draw:text-style-name="P13" draw:layer="layout" svg:width="25.191cm" svg:height="11.091cm" svg:x="0.105cm" svg:y="6.682cm">
          <draw:text-box>
            <text:p text:style-name="P11"><text:span text:style-name="T17">The initiative aims to:</text:span></text:p>
            <text:list text:style-name="L5">
              <text:list-item>
                <text:p text:style-name="P11"><text:span text:style-name="T11"><text:s/></text:span><text:span text:style-name="T12">develop an assessment method</text:span><text:span text:style-name="T11"> targeting stocks that have a reduced knowledge base on biology and moderate time series on exploitation and abundance; </text:span></text:p>
              </text:list-item>
              <text:list-item>
                <text:p text:style-name="P11"><text:span text:style-name="T11"><text:s/></text:span><text:span text:style-name="T12">trigger the discussion</text:span><text:span text:style-name="T11"> about the problem of massive stock assessment.</text:span></text:p>
              </text:list-item>
            </text:list>
            <text:p text:style-name="P11"><text:span text:style-name="T17">Side objective:</text:span></text:p>
            <text:list text:continue-numbering="true" text:style-name="L5">
              <text:list-item>
                <text:p text:style-name="P11"><text:span text:style-name="T12"><text:s/></text:span><text:span text:style-name="T12">capacity building</text:span></text:p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32.769cm" svg:height="32.769cm" svg:x="-32.768cm" svg:y="-32.768cm" draw:page-number="8" presentation:class="page"/>
          <draw:frame draw:name="Notes Placeholder 2" presentation:style-name="pr7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6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4" draw:text-style-name="P4" draw:layer="layout" svg:width="22.859cm" svg:height="2.601cm" svg:x="1.098cm" svg:y="5.122cm" presentation:class="title" presentation:user-transformed="true">
          <draw:text-box>
            <text:p/>
          </draw:text-box>
        </draw:frame>
        <draw:frame draw:name="Rectangle 3" presentation:style-name="pr5" draw:text-style-name="P4" draw:layer="layout" svg:width="22.859cm" svg:height="9.802cm" svg:x="1.27cm" svg:y="6.923cm" presentation:class="outline" presentation:user-transformed="true">
          <draw:text-box>
            <text:p/>
          </draw:text-box>
        </draw:frame>
        <draw:frame presentation:style-name="pr6" draw:text-style-name="P10" draw:layer="layout" svg:width="25.191cm" svg:height="3.507cm" svg:x="0.2cm" svg:y="2.638cm" presentation:class="title" presentation:user-transformed="true">
          <draw:text-box>
            <text:p text:style-name="P1"><text:span text:style-name="T9">a4a initiative</text:span></text:p>
          </draw:text-box>
        </draw:frame>
        <draw:frame draw:style-name="gr10" draw:text-style-name="P13" draw:layer="layout" svg:width="25.191cm" svg:height="9.482cm" svg:x="0.1cm" svg:y="6.746cm">
          <draw:text-box>
            <text:p text:style-name="P11"><text:span text:style-name="T17">Coordination by JRC, Ernesto Jardim:</text:span></text:p>
            <text:list text:style-name="L4">
              <text:list-item>
                <text:p text:style-name="P11"><text:span text:style-name="T18">A network of scientists coming from distinct regions: </text:span><text:span text:style-name="T19">South Africa</text:span><text:span text:style-name="T18">,</text:span><text:span text:style-name="T19"> USA</text:span><text:span text:style-name="T18">,</text:span><text:span text:style-name="T19"> Canada</text:span><text:span text:style-name="T18">,</text:span><text:span text:style-name="T19"> Australia</text:span><text:span text:style-name="T18">,</text:span><text:span text:style-name="T19"> New Zealand</text:span><text:span text:style-name="T18"> and </text:span><text:span text:style-name="T19">Europe</text:span><text:span text:style-name="T18">. </text:span></text:p>
              </text:list-item>
              <text:list-item>
                <text:p text:style-name="P11"><text:span text:style-name="T18">A number of International Organizations showed interest like </text:span><text:span text:style-name="T19">ICES</text:span><text:span text:style-name="T18">,</text:span><text:span text:style-name="T19"> ICCAT</text:span><text:span text:style-name="T18">,</text:span><text:span text:style-name="T19"> FAO</text:span><text:span text:style-name="T18">.</text:span></text:p>
              </text:list-item>
              <text:list-item>
                <text:p text:style-name="P11"><text:span text:style-name="T18">A strong JRC presence.</text:span></text:p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32.769cm" svg:height="32.769cm" svg:x="-32.768cm" svg:y="-32.768cm" draw:page-number="9" presentation:class="page"/>
          <draw:frame draw:name="Notes Placeholder 2" presentation:style-name="pr7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6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4" draw:text-style-name="P4" draw:layer="layout" svg:width="22.859cm" svg:height="2.601cm" svg:x="1.098cm" svg:y="5.122cm" presentation:class="title" presentation:user-transformed="true">
          <draw:text-box>
            <text:p/>
          </draw:text-box>
        </draw:frame>
        <draw:frame draw:name="Rectangle 3" presentation:style-name="pr5" draw:text-style-name="P4" draw:layer="layout" svg:width="22.859cm" svg:height="9.802cm" svg:x="1.27cm" svg:y="6.923cm" presentation:class="outline" presentation:user-transformed="true">
          <draw:text-box>
            <text:p/>
          </draw:text-box>
        </draw:frame>
        <draw:frame presentation:style-name="pr6" draw:text-style-name="P10" draw:layer="layout" svg:width="25.191cm" svg:height="3.507cm" svg:x="0.2cm" svg:y="3.338cm" presentation:class="title" presentation:user-transformed="true">
          <draw:text-box>
            <text:p text:style-name="P1"><text:span text:style-name="T9">a4a kick-off meeting</text:span><text:span text:style-name="T9"><text:line-break/></text:span><text:span text:style-name="T20">(29/02-02/03 @ JRC)</text:span></text:p>
          </draw:text-box>
        </draw:frame>
        <draw:frame draw:style-name="gr11" draw:text-style-name="P19" draw:layer="layout" svg:width="25.191cm" svg:height="7.594cm" svg:x="0.101cm" svg:y="9.146cm">
          <draw:text-box>
            <text:p text:style-name="P18"><text:span text:style-name="T21">Brainstorm</text:span></text:p>
            <text:p text:style-name="P18"><text:span text:style-name="T21">Consolidate ideas</text:span></text:p>
            <text:p text:style-name="P18"><text:span text:style-name="T21">Design experiment</text:span></text:p>
          </draw:text-box>
        </draw:frame>
        <presentation:notes draw:style-name="dp2">
          <draw:page-thumbnail draw:name="Slide Image Placeholder 1" draw:style-name="gr2" draw:layer="layout" svg:width="32.769cm" svg:height="32.769cm" svg:x="-32.768cm" svg:y="-32.768cm" draw:page-number="10" presentation:class="page"/>
          <draw:frame draw:name="Notes Placeholder 2" presentation:style-name="pr7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6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Rectangle 3" presentation:style-name="pr5" draw:text-style-name="P4" draw:layer="layout" svg:width="22.859cm" svg:height="9.802cm" svg:x="1.27cm" svg:y="8.623cm" presentation:class="outline" presentation:user-transformed="true">
          <draw:text-box>
            <text:p/>
          </draw:text-box>
        </draw:frame>
        <draw:frame presentation:style-name="pr6" draw:text-style-name="P10" draw:layer="layout" svg:width="25.191cm" svg:height="3.507cm" svg:x="0.2cm" svg:y="2.638cm" presentation:class="title" presentation:user-transformed="true">
          <draw:text-box>
            <text:p text:style-name="P1"><text:span text:style-name="T9">a4a kick-off meeting</text:span></text:p>
          </draw:text-box>
        </draw:frame>
        <draw:frame draw:style-name="gr12" draw:text-style-name="P21" draw:layer="layout" svg:width="12.191cm" svg:height="11.214cm" svg:x="0.135cm" svg:y="7.211cm">
          <draw:text-box>
            <text:p text:style-name="P20"><text:span text:style-name="T22">Leire Ibaibarriaga (AZTI, Spain)</text:span></text:p>
            <text:p text:style-name="P20"><text:span text:style-name="T22">Jose de Oliveira (CEFAS, UK)</text:span></text:p>
            <text:p text:style-name="P20"><text:span text:style-name="T22">Finlay Scott (CEFAS, UK)</text:span></text:p>
            <text:p text:style-name="P20"><text:span text:style-name="T22">Andrew Cooper (SMU, Canada)</text:span></text:p>
            <text:p text:style-name="P20"><text:span text:style-name="T22">Ruben Roa (SAU, South Arabia)</text:span></text:p>
            <text:p text:style-name="P20"><text:span text:style-name="T22">Einer Nielsen (DTU, Denmark)</text:span></text:p>
            <text:p text:style-name="P20"><text:span text:style-name="T22"/></text:p>
          </draw:text-box>
        </draw:frame>
        <draw:frame draw:style-name="gr13" draw:text-style-name="P21" draw:layer="layout" svg:width="13.462cm" svg:height="11.214cm" svg:x="11.938cm" svg:y="7.211cm">
          <draw:text-box>
            <text:p text:style-name="P20"><text:span text:style-name="T22">Gary Carvalho (Bangor, UK)</text:span></text:p>
            <text:p text:style-name="P20"><text:span text:style-name="T22">Manuela Azevedo (IPIMAR, Portugal)</text:span></text:p>
            <text:p text:style-name="P20"><text:span text:style-name="T22">Chato Osio (</text:span><text:span text:style-name="T23">JRC</text:span><text:span text:style-name="T22">, EC)</text:span></text:p>
            <text:p text:style-name="P20"><text:span text:style-name="T22">Iago Mosqueira (</text:span><text:span text:style-name="T23">JRC</text:span><text:span text:style-name="T22">, EC)</text:span></text:p>
            <text:p text:style-name="P20"><text:span text:style-name="T22">Ernesto Jardim (</text:span><text:span text:style-name="T23">JRC</text:span><text:span text:style-name="T22">, EC)</text:span></text:p>
            <text:p text:style-name="P20"><text:span text:style-name="T22">Jann Martinsohn (</text:span><text:span text:style-name="T23">JRC</text:span><text:span text:style-name="T22">, EC)</text:span></text:p>
            <text:p text:style-name="P20"><text:span text:style-name="T24"/></text:p>
          </draw:text-box>
        </draw:frame>
        <presentation:notes draw:style-name="dp2">
          <draw:page-thumbnail draw:name="Slide Image Placeholder 1" draw:style-name="gr2" draw:layer="layout" svg:width="32.769cm" svg:height="32.769cm" svg:x="-32.768cm" svg:y="-32.768cm" draw:page-number="11" presentation:class="page"/>
          <draw:frame draw:name="Notes Placeholder 2" presentation:style-name="pr7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6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presentation:style-name="pr6" draw:text-style-name="P10" draw:layer="layout" svg:width="25.191cm" svg:height="3.507cm" svg:x="0.2cm" svg:y="2.638cm" presentation:class="title" presentation:user-transformed="true">
          <draw:text-box>
            <text:p text:style-name="P1"><text:span text:style-name="T9">a4a kick-off meeting results</text:span></text:p>
          </draw:text-box>
        </draw:frame>
        <draw:frame presentation:style-name="pr6" draw:text-style-name="P24" draw:layer="layout" svg:width="24.892cm" svg:height="10.248cm" svg:x="0.308cm" svg:y="6.751cm" presentation:class="title" presentation:user-transformed="true">
          <draw:text-box>
            <text:list text:style-name="L1">
              <text:list-item>
                <text:p text:style-name="P22"><text:span text:style-name="T25"><text:s/></text:span><text:span text:style-name="T26">Defined</text:span><text:span text:style-name="T25"> moderate data stock</text:span></text:p>
              </text:list-item>
              <text:list-item>
                <text:p text:style-name="P23"><text:span text:style-name="T25"><text:s/></text:span><text:span text:style-name="T26">Discussed</text:span><text:span text:style-name="T25"> genetics and fisheries management</text:span></text:p>
              </text:list-item>
              <text:list-item>
                <text:p text:style-name="P23"><text:span text:style-name="T25"><text:s/></text:span><text:span text:style-name="T26">Describe</text:span><text:span text:style-name="T25"> basic characteristics of the stock assessment model</text:span></text:p>
              </text:list-item>
              <text:list-item>
                <text:p text:style-name="P23"><text:span text:style-name="T25"><text:s/></text:span><text:span text:style-name="T26">Describe</text:span><text:span text:style-name="T25"> the advise methodology</text:span></text:p>
              </text:list-item>
              <text:list-item>
                <text:p text:style-name="P23"><text:span text:style-name="T25"><text:s/></text:span><text:span text:style-name="T26">Defined</text:span><text:span text:style-name="T25"> the simulation experiment</text:span></text:p>
              </text:list-item>
              <text:list-item>
                <text:p text:style-name="P23"><text:span text:style-name="T25"><text:s/></text:span><text:span text:style-name="T26">Discussed</text:span><text:span text:style-name="T25"> <text:s/>how can a4a be operationaliz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lide Image Placeholder 1" draw:style-name="gr2" draw:layer="layout" svg:width="32.769cm" svg:height="32.769cm" svg:x="-32.768cm" svg:y="-32.768cm" draw:page-number="12" presentation:class="page"/>
          <draw:frame draw:name="Notes Placeholder 2" presentation:style-name="pr7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15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presentation:style-name="pr6" draw:text-style-name="P10" draw:layer="layout" svg:width="23.168cm" svg:height="3.625cm" svg:x="1.116cm" svg:y="8.379cm" presentation:class="title" presentation:user-transformed="true">
          <draw:text-box>
            <text:p text:style-name="P1"><text:span text:style-name="T27">Thank you for your attention !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2" draw:layer="layout" svg:width="32.769cm" svg:height="32.769cm" svg:x="-32.768cm" svg:y="-32.768cm" draw:page-number="13" presentation:class="page"/>
          <draw:frame draw:name="Notes Placeholder 2" presentation:style-name="pr7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15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presentation:style-name="pr6" draw:text-style-name="P10" draw:layer="layout" svg:width="25.191cm" svg:height="3.507cm" svg:x="0.2cm" svg:y="2.638cm" presentation:class="title" presentation:user-transformed="true">
          <draw:text-box>
            <text:p text:style-name="P1"><text:span text:style-name="T9">a4a kick-off meeting results</text:span></text:p>
          </draw:text-box>
        </draw:frame>
        <draw:frame draw:style-name="gr14" draw:text-style-name="P26" draw:layer="layout" svg:width="24.015cm" svg:height="13.632cm" svg:x="0.669cm" svg:y="5.347cm">
          <draw:text-box>
            <text:p text:style-name="P25"><text:span text:style-name="T17">What is a “moderate data stock”</text:span></text:p>
            <text:p text:style-name="P25"><text:span text:style-name="T17"/></text:p>
            <text:list text:style-name="L6">
              <text:list-item>
                <text:p text:style-name="P25"><text:span text:style-name="T12"><text:s/></text:span><text:span text:style-name="T12">Exploitation</text:span></text:p>
                <text:list>
                  <text:list-item>
                    <text:list>
                      <text:list-item>
                        <text:p text:style-name="P25"><text:span text:style-name="T11">Nominal effort</text:span></text:p>
                      </text:list-item>
                      <text:list-item>
                        <text:p text:style-name="P25"><text:span text:style-name="T11">Volume (L, D)</text:span></text:p>
                      </text:list-item>
                      <text:list-item>
                        <text:p text:style-name="P25"><text:span text:style-name="T11">Length frequencies</text:span></text:p>
                      </text:list-item>
                    </text:list>
                  </text:list-item>
                </text:list>
              </text:list-item>
              <text:list-item>
                <text:p text:style-name="P25"><text:span text:style-name="T12"><text:s/></text:span><text:span text:style-name="T12">Biology</text:span></text:p>
                <text:list>
                  <text:list-item>
                    <text:list>
                      <text:list-item>
                        <text:p text:style-name="P25"><text:span text:style-name="T11">Information based knife edge mat ogive</text:span></text:p>
                      </text:list-item>
                      <text:list-item>
                        <text:p text:style-name="P25"><text:span text:style-name="T11">Indications for growth model</text:span></text:p>
                      </text:list-item>
                      <text:list-item>
                        <text:p text:style-name="P25"><text:span text:style-name="T11">Length – weight relationship</text:span></text:p>
                      </text:list-item>
                    </text:list>
                  </text:list-item>
                </text:list>
              </text:list-item>
              <text:list-item>
                <text:p text:style-name="P25"><text:span text:style-name="T12"><text:s/></text:span><text:span text:style-name="T12">Index of abundance</text:span></text:p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32.769cm" svg:height="32.769cm" svg:x="-32.768cm" svg:y="-32.768cm" draw:page-number="14" presentation:class="page"/>
          <draw:frame draw:name="Notes Placeholder 2" presentation:style-name="pr7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6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presentation:style-name="pr6" draw:text-style-name="P10" draw:layer="layout" svg:width="25.191cm" svg:height="3.507cm" svg:x="0.2cm" svg:y="2.638cm" presentation:class="title" presentation:user-transformed="true">
          <draw:text-box>
            <text:p text:style-name="P1"><text:span text:style-name="T9">a4a kick-off meeting results</text:span></text:p>
          </draw:text-box>
        </draw:frame>
        <draw:frame draw:style-name="gr15" draw:text-style-name="P29" draw:layer="layout" svg:width="23.495cm" svg:height="8.72cm" svg:x="0.935cm" svg:y="7.546cm">
          <draw:text-box>
            <text:p text:style-name="P27"><text:span text:style-name="T28">Which</text:span><text:span text:style-name="T17"> stock assessment model are we looking for ?</text:span></text:p>
            <text:list text:style-name="L2">
              <text:list-item>
                <text:p text:style-name="P28"><text:span text:style-name="T29"><text:s/></text:span><text:span text:style-name="T29">Model to be applied rapidly to a wide range of situations</text:span></text:p>
              </text:list-item>
              <text:list-item>
                <text:p text:style-name="P28"><text:span text:style-name="T29"><text:s/></text:span><text:span text:style-name="T29">Results must be used for advise on a quantitative basis</text:span></text:p>
              </text:list-item>
            </text:list>
            <text:p text:style-name="P27"><text:span text:style-name="T29"/></text:p>
          </draw:text-box>
        </draw:frame>
        <presentation:notes draw:style-name="dp2">
          <draw:page-thumbnail draw:name="Slide Image Placeholder 1" draw:style-name="gr2" draw:layer="layout" svg:width="32.769cm" svg:height="32.769cm" svg:x="-32.768cm" svg:y="-32.768cm" draw:page-number="15" presentation:class="page"/>
          <draw:frame draw:name="Notes Placeholder 2" presentation:style-name="pr7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6" draw:layer="layout" svg:width="0.001cm" svg:height="0.001cm" svg:x="0cm" svg:y="0cm" presentation:class="page-number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color="#0f5494" style:text-outline="false" style:text-line-through-style="none" fo:font-family="Verdana" fo:font-size="24pt" fo:letter-spacing="normal" fo:language="en" fo:country="GB" fo:font-style="italic" fo:text-shadow="none" style:text-underline-style="none" fo:font-weight="normal" style:letter-kerning="true" style:font-family-asian="'WenQuanYi Micro Hei'" style:font-family-generic-asian="system" style:font-pitch-asian="variable" style:font-size-asian="24pt" style:language-asian="en" style:country-asian="GB" style:font-style-asian="italic" style:font-weight-asian="normal" style:font-family-complex="'Lohit Hindi'" style:font-family-generic-complex="system" style:font-pitch-complex="variable" style:font-size-complex="24pt" style:language-complex="en" style:country-complex="GB" style:font-style-complex="italic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/>
      <style:text-properties fo:color="#0f5494" style:text-line-through-style="none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0f5494" style:text-outline="false" style:text-line-through-style="none" fo:font-family="Verdana" style:font-family-generic="swiss" style:font-pitch="variable" fo:font-size="12pt" fo:letter-spacing="normal" fo:language="en" fo:country="GB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language-asian="en" style:country-asian="GB" style:font-style-asian="normal" style:font-weight-asian="normal" style:font-family-complex="'Lohit Hindi'" style:font-family-generic-complex="system" style:font-pitch-complex="variable" style:font-size-complex="1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color="#0f5494" style:text-outline="false" style:text-line-through-style="none" fo:font-family="Verdana" fo:font-size="24pt" fo:letter-spacing="normal" fo:language="en" fo:country="GB" fo:font-style="italic" fo:text-shadow="none" style:text-underline-style="none" fo:font-weight="normal" style:letter-kerning="true" style:font-family-asian="'WenQuanYi Micro Hei'" style:font-family-generic-asian="system" style:font-pitch-asian="variable" style:font-size-asian="24pt" style:language-asian="en" style:country-asian="GB" style:font-style-asian="italic" style:font-weight-asian="normal" style:font-family-complex="'Lohit Hindi'" style:font-family-generic-complex="system" style:font-pitch-complex="variable" style:font-size-complex="24pt" style:language-complex="en" style:country-complex="GB" style:font-style-complex="italic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/>
      <style:text-properties fo:color="#0f5494" style:text-line-through-style="none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0f5494" style:text-outline="false" style:text-line-through-style="none" fo:font-family="Verdana" style:font-family-generic="swiss" style:font-pitch="variable" fo:font-size="12pt" fo:letter-spacing="normal" fo:language="en" fo:country="GB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language-asian="en" style:country-asian="GB" style:font-style-asian="normal" style:font-weight-asian="normal" style:font-family-complex="'Lohit Hindi'" style:font-family-generic-complex="system" style:font-pitch-complex="variable" style:font-size-complex="1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f5494" draw:fill="solid" draw:fill-color="#0f5494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133176" draw:fill="solid" draw:fill-color="#133176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71cm" svg:stroke-color="#0f5494" draw:stroke-linejoin="miter" draw:fill="solid" draw:fill-color="#0f5494" draw:textarea-vertical-align="middle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78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.009cm" fo:margin-right="0cm" fo:margin-top="0cm" fo:margin-bottom="0cm" fo:line-height="100%" fo:text-align="start" fo:text-indent="0cm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.997cm" fo:margin-right="0cm" fo:margin-top="0cm" fo:margin-bottom="0cm" fo:line-height="100%" fo:text-align="start" fo:text-indent="0cm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69cm" fo:margin-bottom="0cm" fo:line-height="100%" fo:text-align="start" fo:text-indent="0cm"/>
    </style:style>
    <style:style style:name="MP11" style:family="paragraph">
      <style:paragraph-properties fo:margin-left="0cm" fo:margin-right="0cm" fo:margin-top="0.141cm" fo:margin-bottom="0cm" fo:line-height="100%" fo:text-align="start" fo:text-indent="0cm"/>
    </style:style>
    <style:style style:name="MP12" style:family="paragraph">
      <style:paragraph-properties fo:margin-left="3.175cm" fo:margin-right="0cm" fo:text-indent="-0.634cm"/>
    </style:style>
    <style:style style:name="MP13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d624" style:text-line-through-style="none" fo:font-family="Verdana" fo:font-size="76pt" fo:letter-spacing="normal" fo:font-style="normal" style:text-underline-style="none" fo:font-weight="bold" style:font-size-asian="76pt" style:font-style-asian="normal" style:font-weight-asian="bold" style:font-size-complex="76pt" style:font-style-complex="normal" style:font-weight-complex="bold"/>
    </style:style>
    <style:style style:name="MT3" style:family="text">
      <style:text-properties fo:color="#ffffff" style:text-line-through-style="none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color="#0f5494" style:text-line-through-style="none" fo:font-family="Verdana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5" style:family="text">
      <style:text-properties fo:color="#0f5494" style:text-line-through-style="none" fo:font-family="Verdana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MT6" style:family="text">
      <style:text-properties fo:color="#0f5494" style:text-line-through-style="none" fo:font-family="Verdan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7" style:family="text">
      <style:text-properties fo:color="#0f5494" style:text-line-through-style="none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000000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StarSymbol" fo:color="#009fb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StarSymbol" fo:color="#009fb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StarSymbol" fo:color="#009fb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StarSymbol" fo:color="#009fb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14" draw:style-name="Mgr3" draw:text-style-name="MP3" draw:layer="backgroundobjects" drawooo:display="printer" svg:width="25.399cm" svg:height="2.65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3" draw:layer="backgroundobjects" drawooo:display="printer" svg:width="1.697cm" svg:height="0.55cm" svg:x="11.84cm" svg:y="18.4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5" draw:text-style-name="MP4" draw:layer="backgroundobjects" drawooo:display="printer" svg:width="3.99cm" svg:height="2.79cm" svg:x="10.993cm" svg:y="0.719cm">
        <draw:image xlink:href="Pictures/100002010000015A000000F2637205D7.png" xlink:type="simple" xlink:show="embed" xlink:actuate="onLoad">
          <text:p/>
        </draw:image>
      </draw:frame>
      <draw:custom-shape draw:name="Rectangle 3" draw:style-name="Mgr6" draw:text-style-name="MP3" draw:layer="backgroundobjects" svg:width="25.5cm" svg:height="16.324cm" svg:x="0cm" svg:y="2.7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7" draw:text-style-name="MP4" draw:layer="backgroundobjects" svg:width="3.99cm" svg:height="2.773cm" svg:x="10.993cm" svg:y="0.719cm">
        <draw:image xlink:href="Pictures/2000010200002469000019336D173A0B.wmf" xlink:type="simple" xlink:show="embed" xlink:actuate="onLoad">
          <text:p/>
        </draw:image>
      </draw:frame>
      <draw:frame draw:name="Rectangle 4" presentation:style-name="Mpr1" draw:text-style-name="MP3" draw:layer="backgroundobjects" svg:width="14cm" svg:height="2.195cm" svg:x="11.099cm" svg:y="7.126cm" presentation:class="title" presentation:user-transformed="true">
        <draw:text-box>
          <text:p text:style-name="MP5"><text:span text:style-name="MT2">Click to edit the title text formatTitle</text:span></text:p>
        </draw:text-box>
      </draw:frame>
      <draw:frame draw:name="Rectangle 6" presentation:style-name="Mpr2" draw:text-style-name="MP6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7" presentation:style-name="Mpr2" draw:text-style-name="MP6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8" presentation:style-name="Mpr2" draw:text-style-name="MP6" draw:layer="backgroundobjects" svg:width="5.926cm" svg:height="1.322cm" svg:x="18.203cm" svg:y="17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custom-shape draw:name="Rectangle 6" draw:style-name="Mgr4" draw:text-style-name="MP3" draw:layer="backgroundobjects" svg:width="1.697cm" svg:height="0.599cm" svg:x="11.853cm" svg:y="18.4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14" draw:style-name="Mgr3" draw:text-style-name="MP3" draw:layer="backgroundobjects" svg:width="25.399cm" svg:height="2.65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3" draw:layer="backgroundobjects" svg:width="1.697cm" svg:height="0.55cm" svg:x="11.84cm" svg:y="18.4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5" draw:text-style-name="MP4" draw:layer="backgroundobjects" svg:width="3.99cm" svg:height="2.79cm" svg:x="10.993cm" svg:y="0.719cm">
        <draw:image xlink:href="Pictures/100002010000015A000000F2637205D7.png" xlink:type="simple" xlink:show="embed" xlink:actuate="onLoad">
          <text:p/>
        </draw:image>
      </draw:frame>
      <draw:frame draw:name="Title 1" presentation:style-name="Mpr5" draw:text-style-name="MP3" draw:layer="backgroundobjects" svg:width="22.859cm" svg:height="2.601cm" svg:x="1.098cm" svg:y="3.722cm" presentation:class="title" presentation:user-transformed="true">
        <draw:text-box>
          <text:p text:style-name="MP8"><text:span text:style-name="MT4">Click to edit the title text formatClick to edit Master title style</text:span></text:p>
        </draw:text-box>
      </draw:frame>
      <draw:frame draw:name="Content Placeholder 2" presentation:style-name="Mpr6" draw:text-style-name="MP3" draw:layer="backgroundobjects" svg:width="22.859cm" svg:height="9.802cm" svg:x="1.27cm" svg:y="6.923cm" presentation:class="outline" presentation:user-transformed="true">
        <draw:text-box>
          <text:list text:style-name="ML4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5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2"><text:span text:style-name="MT7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8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0.001cm" svg:height="0.001cm" svg:x="0cm" svg:y="0cm" presentation:class="date-time">
        <draw:text-box>
          <text:p/>
        </draw:text-box>
      </draw:frame>
      <draw:frame draw:name="Footer Placeholder 4" presentation:style-name="Mpr7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7" draw:text-style-name="MP6" draw:layer="backgroundobjects" svg:width="0.001cm" svg:height="0.001cm" svg:x="0cm" svg:y="0cm" presentation:class="page-number">
        <draw:text-box>
          <text:p text:style-name="MP7"><text:span text:style-name="MT9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785cm" svg:height="10.339cm" svg:x="2.548cm" svg:y="2.095cm" presentation:class="page"/>
        <draw:frame presentation:style-name="Title_20_and_20_Content-notes" draw:layer="backgroundobjects" svg:width="15.104cm" svg:height="12.407cm" svg:x="1.888cm" svg:y="13.097cm" presentation:class="notes" presentation:placeholder="true">
          <draw:text-box/>
        </draw:frame>
        <draw:frame presentation:style-name="Mpr8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13</meta:generator>
    <dc:date>2012-03-14T10:27:24</dc:date>
    <meta:editing-duration>PT15M16S</meta:editing-duration>
    <meta:editing-cycles>6</meta:editing-cycles>
    <meta:document-statistic meta:object-count="135"/>
  </office:meta>
</office:document-meta>
</file>